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UL-163-2">
            <text:p>UL-163-2</text:p>
          </table:table-cell>
          <table:table-cell office:value-type="float" office:value="46.96">
            <text:p>46.96</text:p>
          </table:table-cell>
          <table:table-cell office:value-type="float" office:value="-70.56">
            <text:p>-70.56</text:p>
          </table:table-cell>
          <table:table-cell office:value-type="float" office:value="6370.0">
            <text:p>6370.0</text:p>
          </table:table-cell>
          <table:table-cell office:value-type="float" office:value="94.0">
            <text:p>94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Dionne1988,VacchiEtal2018">
            <text:p>Dionne1988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UL-393">
            <text:p>UL-393</text:p>
          </table:table-cell>
          <table:table-cell office:value-type="float" office:value="46.96">
            <text:p>46.96</text:p>
          </table:table-cell>
          <table:table-cell office:value-type="float" office:value="-70.56">
            <text:p>-70.56</text:p>
          </table:table-cell>
          <table:table-cell office:value-type="float" office:value="4750.0">
            <text:p>4750.0</text:p>
          </table:table-cell>
          <table:table-cell office:value-type="float" office:value="100.0">
            <text:p>100.0</text:p>
          </table:table-cell>
          <table:table-cell office:value-type="string" office:value="plant remains in peat">
            <text:p>plant remains in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7.9">
            <text:p>7.9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Dionne1988,VacchiEtal2018">
            <text:p>Dionne1988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UL-392">
            <text:p>UL-392</text:p>
          </table:table-cell>
          <table:table-cell office:value-type="float" office:value="46.96">
            <text:p>46.96</text:p>
          </table:table-cell>
          <table:table-cell office:value-type="float" office:value="-70.56">
            <text:p>-70.56</text:p>
          </table:table-cell>
          <table:table-cell office:value-type="float" office:value="4730.0">
            <text:p>4730.0</text:p>
          </table:table-cell>
          <table:table-cell office:value-type="float" office:value="100.0">
            <text:p>100.0</text:p>
          </table:table-cell>
          <table:table-cell office:value-type="string" office:value="plant remains in peat">
            <text:p>plant remains in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7.9">
            <text:p>7.9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Dionne1988,VacchiEtal2018">
            <text:p>Dionne1988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GSC-1553">
            <text:p>GSC-1553</text:p>
          </table:table-cell>
          <table:table-cell office:value-type="float" office:value="46.88">
            <text:p>46.88</text:p>
          </table:table-cell>
          <table:table-cell office:value-type="float" office:value="-71.27">
            <text:p>-71.27</text:p>
          </table:table-cell>
          <table:table-cell office:value-type="float" office:value="10400.0">
            <text:p>10400.0</text:p>
          </table:table-cell>
          <table:table-cell office:value-type="float" office:value="150.0">
            <text:p>150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70.0">
            <text:p>70.0</text:p>
          </table:table-cell>
          <table:table-cell office:value-type="float" office:value="2.3">
            <text:p>2.3</text:p>
          </table:table-cell>
          <table:table-cell office:value-type="float" office:value="2.3">
            <text:p>2.3</text:p>
          </table:table-cell>
          <table:table-cell office:value-type="string" office:value="McNeelyBrennan2005,VacchiEtal2018">
            <text:p>McNeelyBrennan2005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UL-164">
            <text:p>UL-164</text:p>
          </table:table-cell>
          <table:table-cell office:value-type="float" office:value="46.96">
            <text:p>46.96</text:p>
          </table:table-cell>
          <table:table-cell office:value-type="float" office:value="-70.56">
            <text:p>-70.56</text:p>
          </table:table-cell>
          <table:table-cell office:value-type="float" office:value="6580.0">
            <text:p>6580.0</text:p>
          </table:table-cell>
          <table:table-cell office:value-type="float" office:value="103.0">
            <text:p>103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Dionne1988,VacchiEtal2018">
            <text:p>Dionne1988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UL-297">
            <text:p>UL-297</text:p>
          </table:table-cell>
          <table:table-cell office:value-type="float" office:value="46.96">
            <text:p>46.96</text:p>
          </table:table-cell>
          <table:table-cell office:value-type="float" office:value="-70.56">
            <text:p>-70.56</text:p>
          </table:table-cell>
          <table:table-cell office:value-type="float" office:value="6260.0">
            <text:p>6260.0</text:p>
          </table:table-cell>
          <table:table-cell office:value-type="float" office:value="103.0">
            <text:p>103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Dionne1988,VacchiEtal2018">
            <text:p>Dionne1988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UL-165">
            <text:p>UL-165</text:p>
          </table:table-cell>
          <table:table-cell office:value-type="float" office:value="46.96">
            <text:p>46.96</text:p>
          </table:table-cell>
          <table:table-cell office:value-type="float" office:value="-70.56">
            <text:p>-70.56</text:p>
          </table:table-cell>
          <table:table-cell office:value-type="float" office:value="6590.0">
            <text:p>6590.0</text:p>
          </table:table-cell>
          <table:table-cell office:value-type="float" office:value="103.0">
            <text:p>103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Dionne1988,VacchiEtal2018">
            <text:p>Dionne1988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UL-166">
            <text:p>UL-166</text:p>
          </table:table-cell>
          <table:table-cell office:value-type="float" office:value="46.96">
            <text:p>46.96</text:p>
          </table:table-cell>
          <table:table-cell office:value-type="float" office:value="-70.56">
            <text:p>-70.56</text:p>
          </table:table-cell>
          <table:table-cell office:value-type="float" office:value="6170.0">
            <text:p>6170.0</text:p>
          </table:table-cell>
          <table:table-cell office:value-type="float" office:value="103.0">
            <text:p>103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Dionne1988,VacchiEtal2018">
            <text:p>Dionne1988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UL-167">
            <text:p>UL-167</text:p>
          </table:table-cell>
          <table:table-cell office:value-type="float" office:value="46.96">
            <text:p>46.96</text:p>
          </table:table-cell>
          <table:table-cell office:value-type="float" office:value="-70.56">
            <text:p>-70.56</text:p>
          </table:table-cell>
          <table:table-cell office:value-type="float" office:value="6150.0">
            <text:p>6150.0</text:p>
          </table:table-cell>
          <table:table-cell office:value-type="float" office:value="103.0">
            <text:p>103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Dionne1988,VacchiEtal2018">
            <text:p>Dionne1988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UL-169">
            <text:p>UL-169</text:p>
          </table:table-cell>
          <table:table-cell office:value-type="float" office:value="46.96">
            <text:p>46.96</text:p>
          </table:table-cell>
          <table:table-cell office:value-type="float" office:value="-70.56">
            <text:p>-70.56</text:p>
          </table:table-cell>
          <table:table-cell office:value-type="float" office:value="6170.0">
            <text:p>6170.0</text:p>
          </table:table-cell>
          <table:table-cell office:value-type="float" office:value="103.0">
            <text:p>103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Dionne1988,VacchiEtal2018">
            <text:p>Dionne1988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GSC-4799">
            <text:p>GSC-4799</text:p>
          </table:table-cell>
          <table:table-cell office:value-type="float" office:value="46.76">
            <text:p>46.76</text:p>
          </table:table-cell>
          <table:table-cell office:value-type="float" office:value="-72.01">
            <text:p>-72.01</text:p>
          </table:table-cell>
          <table:table-cell office:value-type="float" office:value="10700.0">
            <text:p>10700.0</text:p>
          </table:table-cell>
          <table:table-cell office:value-type="float" office:value="45.0">
            <text:p>45.0</text:p>
          </table:table-cell>
          <table:table-cell office:value-type="string" office:value="macoma calcarea">
            <text:p>macoma calcarea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60.0">
            <text:p>60.0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McNeely2006,VacchiEtal2018">
            <text:p>McNeely2006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GSC-6051">
            <text:p>GSC-6051</text:p>
          </table:table-cell>
          <table:table-cell office:value-type="float" office:value="46.65">
            <text:p>46.65</text:p>
          </table:table-cell>
          <table:table-cell office:value-type="float" office:value="-71.94">
            <text:p>-71.94</text:p>
          </table:table-cell>
          <table:table-cell office:value-type="float" office:value="11700.0">
            <text:p>11700.0</text:p>
          </table:table-cell>
          <table:table-cell office:value-type="float" office:value="50.0">
            <text:p>5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150.0">
            <text:p>150.0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McNeely2006,VacchiEtal2018">
            <text:p>McNeely2006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GSC-4996">
            <text:p>GSC-4996</text:p>
          </table:table-cell>
          <table:table-cell office:value-type="float" office:value="46.64">
            <text:p>46.64</text:p>
          </table:table-cell>
          <table:table-cell office:value-type="float" office:value="-71.57">
            <text:p>-71.57</text:p>
          </table:table-cell>
          <table:table-cell office:value-type="float" office:value="10600.0">
            <text:p>10600.0</text:p>
          </table:table-cell>
          <table:table-cell office:value-type="float" office:value="50.0">
            <text:p>50.0</text:p>
          </table:table-cell>
          <table:table-cell office:value-type="string" office:value="mya arenaria">
            <text:p>mya arenaria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68.0">
            <text:p>68.0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OcchiettiEtal2001,VacchiEtal2018">
            <text:p>OcchiettiEtal2001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GSC-4997">
            <text:p>GSC-4997</text:p>
          </table:table-cell>
          <table:table-cell office:value-type="float" office:value="46.58">
            <text:p>46.58</text:p>
          </table:table-cell>
          <table:table-cell office:value-type="float" office:value="-71.69">
            <text:p>-71.69</text:p>
          </table:table-cell>
          <table:table-cell office:value-type="float" office:value="10700.0">
            <text:p>10700.0</text:p>
          </table:table-cell>
          <table:table-cell office:value-type="float" office:value="45.0">
            <text:p>45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90.0">
            <text:p>90.0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OcchiettiEtal2001,VacchiEtal2018">
            <text:p>OcchiettiEtal2001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GSC-5529">
            <text:p>GSC-5529</text:p>
          </table:table-cell>
          <table:table-cell office:value-type="float" office:value="46.75">
            <text:p>46.75</text:p>
          </table:table-cell>
          <table:table-cell office:value-type="float" office:value="-71.96">
            <text:p>-71.96</text:p>
          </table:table-cell>
          <table:table-cell office:value-type="float" office:value="10700.0">
            <text:p>10700.0</text:p>
          </table:table-cell>
          <table:table-cell office:value-type="float" office:value="50.0">
            <text:p>50.0</text:p>
          </table:table-cell>
          <table:table-cell office:value-type="string" office:value="hiatella artica">
            <text:p>hiatella artica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115.0">
            <text:p>115.0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McNeely2006,VacchiEtal2018">
            <text:p>McNeely2006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BETA-92575">
            <text:p>BETA-92575</text:p>
          </table:table-cell>
          <table:table-cell office:value-type="float" office:value="46.96">
            <text:p>46.96</text:p>
          </table:table-cell>
          <table:table-cell office:value-type="float" office:value="-70.56">
            <text:p>-70.56</text:p>
          </table:table-cell>
          <table:table-cell office:value-type="float" office:value="6020.0">
            <text:p>602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4.7">
            <text:p>4.7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BhiryEtal2000,VacchiEtal2018">
            <text:p>BhiryEtal2000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BETA-92576">
            <text:p>BETA-92576</text:p>
          </table:table-cell>
          <table:table-cell office:value-type="float" office:value="46.96">
            <text:p>46.96</text:p>
          </table:table-cell>
          <table:table-cell office:value-type="float" office:value="-70.56">
            <text:p>-70.56</text:p>
          </table:table-cell>
          <table:table-cell office:value-type="float" office:value="6300.0">
            <text:p>6300.0</text:p>
          </table:table-cell>
          <table:table-cell office:value-type="float" office:value="50.0">
            <text:p>50.0</text:p>
          </table:table-cell>
          <table:table-cell office:value-type="string" office:value="peat and wood">
            <text:p>peat and 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4.5">
            <text:p>4.5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BhiryEtal2000,VacchiEtal2018">
            <text:p>BhiryEtal2000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GSC-6039">
            <text:p>GSC-6039</text:p>
          </table:table-cell>
          <table:table-cell office:value-type="float" office:value="46.82">
            <text:p>46.82</text:p>
          </table:table-cell>
          <table:table-cell office:value-type="float" office:value="-71.99">
            <text:p>-71.99</text:p>
          </table:table-cell>
          <table:table-cell office:value-type="float" office:value="10700.0">
            <text:p>10700.0</text:p>
          </table:table-cell>
          <table:table-cell office:value-type="float" office:value="50.0">
            <text:p>5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140.0">
            <text:p>140.0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McNeely2006,VacchiEtal2018">
            <text:p>McNeely2006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UL-162">
            <text:p>UL-162</text:p>
          </table:table-cell>
          <table:table-cell office:value-type="float" office:value="46.96">
            <text:p>46.96</text:p>
          </table:table-cell>
          <table:table-cell office:value-type="float" office:value="-70.56">
            <text:p>-70.56</text:p>
          </table:table-cell>
          <table:table-cell office:value-type="float" office:value="6240.0">
            <text:p>6240.0</text:p>
          </table:table-cell>
          <table:table-cell office:value-type="float" office:value="103.0">
            <text:p>103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Dionne1988,VacchiEtal2018">
            <text:p>Dionne1988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UL-168">
            <text:p>UL-168</text:p>
          </table:table-cell>
          <table:table-cell office:value-type="float" office:value="46.96">
            <text:p>46.96</text:p>
          </table:table-cell>
          <table:table-cell office:value-type="float" office:value="-70.56">
            <text:p>-70.56</text:p>
          </table:table-cell>
          <table:table-cell office:value-type="float" office:value="6250.0">
            <text:p>6250.0</text:p>
          </table:table-cell>
          <table:table-cell office:value-type="float" office:value="103.0">
            <text:p>103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Dionne1988,VacchiEtal2018">
            <text:p>Dionne1988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UL-1599">
            <text:p>UL-1599</text:p>
          </table:table-cell>
          <table:table-cell office:value-type="float" office:value="46.96">
            <text:p>46.96</text:p>
          </table:table-cell>
          <table:table-cell office:value-type="float" office:value="-70.56">
            <text:p>-70.56</text:p>
          </table:table-cell>
          <table:table-cell office:value-type="float" office:value="6440.0">
            <text:p>644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4.9">
            <text:p>4.9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BhiryEtal2000,VacchiEtal2018">
            <text:p>BhiryEtal2000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UL-1335">
            <text:p>UL-1335</text:p>
          </table:table-cell>
          <table:table-cell office:value-type="float" office:value="46.91">
            <text:p>46.91</text:p>
          </table:table-cell>
          <table:table-cell office:value-type="float" office:value="-70.76">
            <text:p>-70.76</text:p>
          </table:table-cell>
          <table:table-cell office:value-type="float" office:value="5900.0">
            <text:p>5900.0</text:p>
          </table:table-cell>
          <table:table-cell office:value-type="float" office:value="121.0">
            <text:p>121.0</text:p>
          </table:table-cell>
          <table:table-cell office:value-type="string" office:value="tsuga canadensis">
            <text:p>tsuga canadensi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6">
            <text:p>5.6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Dionne1997,VacchiEtal2018">
            <text:p>Dionne1997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UL-1564">
            <text:p>UL-1564</text:p>
          </table:table-cell>
          <table:table-cell office:value-type="float" office:value="46.87">
            <text:p>46.87</text:p>
          </table:table-cell>
          <table:table-cell office:value-type="float" office:value="-70.85">
            <text:p>-70.85</text:p>
          </table:table-cell>
          <table:table-cell office:value-type="float" office:value="1350.0">
            <text:p>1350.0</text:p>
          </table:table-cell>
          <table:table-cell office:value-type="float" office:value="86.0">
            <text:p>86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.1">
            <text:p>2.1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Dionne1997,VacchiEtal2018">
            <text:p>Dionne1997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GSC-1700">
            <text:p>GSC-1700</text:p>
          </table:table-cell>
          <table:table-cell office:value-type="float" office:value="46.38">
            <text:p>46.38</text:p>
          </table:table-cell>
          <table:table-cell office:value-type="float" office:value="-72.94">
            <text:p>-72.94</text:p>
          </table:table-cell>
          <table:table-cell office:value-type="float" office:value="10600.0">
            <text:p>10600.0</text:p>
          </table:table-cell>
          <table:table-cell office:value-type="float" office:value="80.0">
            <text:p>80.0</text:p>
          </table:table-cell>
          <table:table-cell office:value-type="string" office:value="macoma sp.">
            <text:p>macoma sp.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128.0">
            <text:p>128.0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ParentOcchietti1988,VacchiEtal2018">
            <text:p>ParentOcchietti1988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GSC-1739">
            <text:p>GSC-1739</text:p>
          </table:table-cell>
          <table:table-cell office:value-type="float" office:value="46.64">
            <text:p>46.64</text:p>
          </table:table-cell>
          <table:table-cell office:value-type="float" office:value="-72.47">
            <text:p>-72.47</text:p>
          </table:table-cell>
          <table:table-cell office:value-type="float" office:value="10400.0">
            <text:p>10400.0</text:p>
          </table:table-cell>
          <table:table-cell office:value-type="float" office:value="75.0">
            <text:p>75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98.0">
            <text:p>98.0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ParentOcchietti1988,VacchiEtal2018">
            <text:p>ParentOcchietti1988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GSC-2101">
            <text:p>GSC-2101</text:p>
          </table:table-cell>
          <table:table-cell office:value-type="float" office:value="46.55">
            <text:p>46.55</text:p>
          </table:table-cell>
          <table:table-cell office:value-type="float" office:value="-72.74">
            <text:p>-72.74</text:p>
          </table:table-cell>
          <table:table-cell office:value-type="float" office:value="10700.0">
            <text:p>10700.0</text:p>
          </table:table-cell>
          <table:table-cell office:value-type="float" office:value="50.0">
            <text:p>50.0</text:p>
          </table:table-cell>
          <table:table-cell office:value-type="string" office:value="mya arenaria">
            <text:p>mya arenaria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0.0">
            <text:p/>
          </table:table-cell>
          <table:table-cell office:value-type="float" office:value="129.1">
            <text:p>129.1</text:p>
          </table:table-cell>
          <table:table-cell office:value-type="float" office:value="3.1">
            <text:p>3.1</text:p>
          </table:table-cell>
          <table:table-cell office:value-type="float" office:value="3.1">
            <text:p>3.1</text:p>
          </table:table-cell>
          <table:table-cell office:value-type="string" office:value="McNeely2006,VacchiEtal2018">
            <text:p>McNeely2006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GSC-2150">
            <text:p>GSC-2150</text:p>
          </table:table-cell>
          <table:table-cell office:value-type="float" office:value="46.7">
            <text:p>46.7</text:p>
          </table:table-cell>
          <table:table-cell office:value-type="float" office:value="-72.08">
            <text:p>-72.08</text:p>
          </table:table-cell>
          <table:table-cell office:value-type="float" office:value="10600.0">
            <text:p>10600.0</text:p>
          </table:table-cell>
          <table:table-cell office:value-type="float" office:value="45.0">
            <text:p>45.0</text:p>
          </table:table-cell>
          <table:table-cell office:value-type="string" office:value="macoma calcarea">
            <text:p>macoma calcarea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78.0">
            <text:p>78.0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McNeely2006,VacchiEtal2018">
            <text:p>McNeely2006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UL-104">
            <text:p>UL-104</text:p>
          </table:table-cell>
          <table:table-cell office:value-type="float" office:value="46.96">
            <text:p>46.96</text:p>
          </table:table-cell>
          <table:table-cell office:value-type="float" office:value="-70.56">
            <text:p>-70.56</text:p>
          </table:table-cell>
          <table:table-cell office:value-type="float" office:value="6190.0">
            <text:p>6190.0</text:p>
          </table:table-cell>
          <table:table-cell office:value-type="float" office:value="94.0">
            <text:p>94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Dionne1988,VacchiEtal2018">
            <text:p>Dionne1988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GSC-1451">
            <text:p>GSC-1451</text:p>
          </table:table-cell>
          <table:table-cell office:value-type="float" office:value="46.7">
            <text:p>46.7</text:p>
          </table:table-cell>
          <table:table-cell office:value-type="float" office:value="-71.38">
            <text:p>-71.38</text:p>
          </table:table-cell>
          <table:table-cell office:value-type="float" office:value="10400.0">
            <text:p>10400.0</text:p>
          </table:table-cell>
          <table:table-cell office:value-type="float" office:value="150.0">
            <text:p>150.0</text:p>
          </table:table-cell>
          <table:table-cell office:value-type="string" office:value="hemerys psittacea">
            <text:p>hemerys psittacea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0.0">
            <text:p/>
          </table:table-cell>
          <table:table-cell office:value-type="float" office:value="45.9">
            <text:p>45.9</text:p>
          </table:table-cell>
          <table:table-cell office:value-type="float" office:value="4.5">
            <text:p>4.5</text:p>
          </table:table-cell>
          <table:table-cell office:value-type="float" office:value="4.5">
            <text:p>4.5</text:p>
          </table:table-cell>
          <table:table-cell office:value-type="string" office:value="ParentOcchietti1988,VacchiEtal2018">
            <text:p>ParentOcchietti1988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UL-1044">
            <text:p>UL-1044</text:p>
          </table:table-cell>
          <table:table-cell office:value-type="float" office:value="46.91">
            <text:p>46.91</text:p>
          </table:table-cell>
          <table:table-cell office:value-type="float" office:value="-70.76">
            <text:p>-70.76</text:p>
          </table:table-cell>
          <table:table-cell office:value-type="float" office:value="5410.0">
            <text:p>5410.0</text:p>
          </table:table-cell>
          <table:table-cell office:value-type="float" office:value="130.0">
            <text:p>13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9">
            <text:p>5.9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Dionne1997,VacchiEtal2018">
            <text:p>Dionne1997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TO-4452">
            <text:p>TO-4452</text:p>
          </table:table-cell>
          <table:table-cell office:value-type="float" office:value="46.91">
            <text:p>46.91</text:p>
          </table:table-cell>
          <table:table-cell office:value-type="float" office:value="-70.76">
            <text:p>-70.76</text:p>
          </table:table-cell>
          <table:table-cell office:value-type="float" office:value="5950.0">
            <text:p>5950.0</text:p>
          </table:table-cell>
          <table:table-cell office:value-type="float" office:value="86.0">
            <text:p>86.0</text:p>
          </table:table-cell>
          <table:table-cell office:value-type="string" office:value="plant debris">
            <text:p>plant debri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6">
            <text:p>5.6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Dionne1997,VacchiEtal2018">
            <text:p>Dionne1997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UL-1046">
            <text:p>UL-1046</text:p>
          </table:table-cell>
          <table:table-cell office:value-type="float" office:value="46.91">
            <text:p>46.91</text:p>
          </table:table-cell>
          <table:table-cell office:value-type="float" office:value="-70.76">
            <text:p>-70.76</text:p>
          </table:table-cell>
          <table:table-cell office:value-type="float" office:value="5920.0">
            <text:p>5920.0</text:p>
          </table:table-cell>
          <table:table-cell office:value-type="float" office:value="130.0">
            <text:p>130.0</text:p>
          </table:table-cell>
          <table:table-cell office:value-type="string" office:value="plant debris">
            <text:p>plant debri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6">
            <text:p>5.6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Dionne1997,VacchiEtal2018">
            <text:p>Dionne1997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UL-105">
            <text:p>UL-105</text:p>
          </table:table-cell>
          <table:table-cell office:value-type="float" office:value="46.96">
            <text:p>46.96</text:p>
          </table:table-cell>
          <table:table-cell office:value-type="float" office:value="-70.56">
            <text:p>-70.56</text:p>
          </table:table-cell>
          <table:table-cell office:value-type="float" office:value="6020.0">
            <text:p>6020.0</text:p>
          </table:table-cell>
          <table:table-cell office:value-type="float" office:value="94.0">
            <text:p>94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Dionne1988,VacchiEtal2018">
            <text:p>Dionne1988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UL-1053">
            <text:p>UL-1053</text:p>
          </table:table-cell>
          <table:table-cell office:value-type="float" office:value="46.91">
            <text:p>46.91</text:p>
          </table:table-cell>
          <table:table-cell office:value-type="float" office:value="-70.76">
            <text:p>-70.76</text:p>
          </table:table-cell>
          <table:table-cell office:value-type="float" office:value="5460.0">
            <text:p>5460.0</text:p>
          </table:table-cell>
          <table:table-cell office:value-type="float" office:value="103.0">
            <text:p>103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9">
            <text:p>5.9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Dionne1997,VacchiEtal2018">
            <text:p>Dionne1997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UL-1123">
            <text:p>UL-1123</text:p>
          </table:table-cell>
          <table:table-cell office:value-type="float" office:value="46.91">
            <text:p>46.91</text:p>
          </table:table-cell>
          <table:table-cell office:value-type="float" office:value="-70.76">
            <text:p>-70.76</text:p>
          </table:table-cell>
          <table:table-cell office:value-type="float" office:value="5760.0">
            <text:p>5760.0</text:p>
          </table:table-cell>
          <table:table-cell office:value-type="float" office:value="112.0">
            <text:p>112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6">
            <text:p>5.6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Dionne1997,VacchiEtal2018">
            <text:p>Dionne1997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UL-1124">
            <text:p>UL-1124</text:p>
          </table:table-cell>
          <table:table-cell office:value-type="float" office:value="46.91">
            <text:p>46.91</text:p>
          </table:table-cell>
          <table:table-cell office:value-type="float" office:value="-70.76">
            <text:p>-70.76</text:p>
          </table:table-cell>
          <table:table-cell office:value-type="float" office:value="5990.0">
            <text:p>5990.0</text:p>
          </table:table-cell>
          <table:table-cell office:value-type="float" office:value="130.0">
            <text:p>13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6">
            <text:p>5.6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Dionne1997,VacchiEtal2018">
            <text:p>Dionne1997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UL-1133">
            <text:p>UL-1133</text:p>
          </table:table-cell>
          <table:table-cell office:value-type="float" office:value="46.91">
            <text:p>46.91</text:p>
          </table:table-cell>
          <table:table-cell office:value-type="float" office:value="-70.76">
            <text:p>-70.76</text:p>
          </table:table-cell>
          <table:table-cell office:value-type="float" office:value="5970.0">
            <text:p>5970.0</text:p>
          </table:table-cell>
          <table:table-cell office:value-type="float" office:value="103.0">
            <text:p>103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6">
            <text:p>5.6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Dionne1997,VacchiEtal2018">
            <text:p>Dionne1997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UL-52">
            <text:p>UL-52</text:p>
          </table:table-cell>
          <table:table-cell office:value-type="float" office:value="46.96">
            <text:p>46.96</text:p>
          </table:table-cell>
          <table:table-cell office:value-type="float" office:value="-70.56">
            <text:p>-70.56</text:p>
          </table:table-cell>
          <table:table-cell office:value-type="float" office:value="4720.0">
            <text:p>4720.0</text:p>
          </table:table-cell>
          <table:table-cell office:value-type="float" office:value="108.0">
            <text:p>108.0</text:p>
          </table:table-cell>
          <table:table-cell office:value-type="string" office:value="plant remains in peat">
            <text:p>plant remains in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8.1">
            <text:p>8.1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Dionne1988,VacchiEtal2018">
            <text:p>Dionne1988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GSC-1235">
            <text:p>GSC-1235</text:p>
          </table:table-cell>
          <table:table-cell office:value-type="float" office:value="46.9">
            <text:p>46.9</text:p>
          </table:table-cell>
          <table:table-cell office:value-type="float" office:value="-71.34">
            <text:p>-71.34</text:p>
          </table:table-cell>
          <table:table-cell office:value-type="float" office:value="12000.0">
            <text:p>12000.0</text:p>
          </table:table-cell>
          <table:table-cell office:value-type="float" office:value="80.0">
            <text:p>8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176.0">
            <text:p>176.0</text:p>
          </table:table-cell>
          <table:table-cell office:value-type="float" office:value="2.3">
            <text:p>2.3</text:p>
          </table:table-cell>
          <table:table-cell office:value-type="float" office:value="2.3">
            <text:p>2.3</text:p>
          </table:table-cell>
          <table:table-cell office:value-type="string" office:value="ParentOcchietti1988,VacchiEtal2018">
            <text:p>ParentOcchietti1988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UL-1442">
            <text:p>UL-1442</text:p>
          </table:table-cell>
          <table:table-cell office:value-type="float" office:value="46.96">
            <text:p>46.96</text:p>
          </table:table-cell>
          <table:table-cell office:value-type="float" office:value="-70.56">
            <text:p>-70.56</text:p>
          </table:table-cell>
          <table:table-cell office:value-type="float" office:value="7580.0">
            <text:p>7580.0</text:p>
          </table:table-cell>
          <table:table-cell office:value-type="float" office:value="90.0">
            <text:p>90.0</text:p>
          </table:table-cell>
          <table:table-cell office:value-type="string" office:value="log">
            <text:p>lo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2">
            <text:p>4.2</text:p>
          </table:table-cell>
          <table:table-cell office:value-type="float" office:value="4.8">
            <text:p>4.8</text:p>
          </table:table-cell>
          <table:table-cell office:value-type="float" office:value="4.8">
            <text:p>4.8</text:p>
          </table:table-cell>
          <table:table-cell office:value-type="string" office:value="BhiryEtal2000,VacchiEtal2018">
            <text:p>BhiryEtal2000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UL-1443">
            <text:p>UL-1443</text:p>
          </table:table-cell>
          <table:table-cell office:value-type="float" office:value="46.96">
            <text:p>46.96</text:p>
          </table:table-cell>
          <table:table-cell office:value-type="float" office:value="-70.56">
            <text:p>-70.56</text:p>
          </table:table-cell>
          <table:table-cell office:value-type="float" office:value="7600.0">
            <text:p>7600.0</text:p>
          </table:table-cell>
          <table:table-cell office:value-type="float" office:value="80.0">
            <text:p>80.0</text:p>
          </table:table-cell>
          <table:table-cell office:value-type="string" office:value="log">
            <text:p>lo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2">
            <text:p>4.2</text:p>
          </table:table-cell>
          <table:table-cell office:value-type="float" office:value="4.8">
            <text:p>4.8</text:p>
          </table:table-cell>
          <table:table-cell office:value-type="float" office:value="4.8">
            <text:p>4.8</text:p>
          </table:table-cell>
          <table:table-cell office:value-type="string" office:value="BhiryEtal2000,VacchiEtal2018">
            <text:p>BhiryEtal2000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UL-1474">
            <text:p>UL-1474</text:p>
          </table:table-cell>
          <table:table-cell office:value-type="float" office:value="46.96">
            <text:p>46.96</text:p>
          </table:table-cell>
          <table:table-cell office:value-type="float" office:value="-70.56">
            <text:p>-70.56</text:p>
          </table:table-cell>
          <table:table-cell office:value-type="float" office:value="6350.0">
            <text:p>6350.0</text:p>
          </table:table-cell>
          <table:table-cell office:value-type="float" office:value="110.0">
            <text:p>110.0</text:p>
          </table:table-cell>
          <table:table-cell office:value-type="string" office:value="stump">
            <text:p>stump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4.8">
            <text:p>4.8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BhiryEtal2000,VacchiEtal2018">
            <text:p>BhiryEtal2000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UL-1562">
            <text:p>UL-1562</text:p>
          </table:table-cell>
          <table:table-cell office:value-type="float" office:value="46.87">
            <text:p>46.87</text:p>
          </table:table-cell>
          <table:table-cell office:value-type="float" office:value="-70.85">
            <text:p>-70.85</text:p>
          </table:table-cell>
          <table:table-cell office:value-type="float" office:value="1210.0">
            <text:p>1210.0</text:p>
          </table:table-cell>
          <table:table-cell office:value-type="float" office:value="86.0">
            <text:p>86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.4">
            <text:p>2.4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Dionne1997,VacchiEtal2018">
            <text:p>Dionne1997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UL-1563">
            <text:p>UL-1563</text:p>
          </table:table-cell>
          <table:table-cell office:value-type="float" office:value="46.87">
            <text:p>46.87</text:p>
          </table:table-cell>
          <table:table-cell office:value-type="float" office:value="-70.85">
            <text:p>-70.85</text:p>
          </table:table-cell>
          <table:table-cell office:value-type="float" office:value="1430.0">
            <text:p>1430.0</text:p>
          </table:table-cell>
          <table:table-cell office:value-type="float" office:value="86.0">
            <text:p>86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7">
            <text:p>1.7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Dionne1997,VacchiEtal2018">
            <text:p>Dionne1997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UL-1596">
            <text:p>UL-1596</text:p>
          </table:table-cell>
          <table:table-cell office:value-type="float" office:value="46.96">
            <text:p>46.96</text:p>
          </table:table-cell>
          <table:table-cell office:value-type="float" office:value="-70.56">
            <text:p>-70.56</text:p>
          </table:table-cell>
          <table:table-cell office:value-type="float" office:value="6240.0">
            <text:p>624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.0">
            <text:p>5.0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BhiryEtal2000,VacchiEtal2018">
            <text:p>BhiryEtal2000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UL-53">
            <text:p>UL-53</text:p>
          </table:table-cell>
          <table:table-cell office:value-type="float" office:value="46.96">
            <text:p>46.96</text:p>
          </table:table-cell>
          <table:table-cell office:value-type="float" office:value="-70.56">
            <text:p>-70.56</text:p>
          </table:table-cell>
          <table:table-cell office:value-type="float" office:value="4430.0">
            <text:p>4430.0</text:p>
          </table:table-cell>
          <table:table-cell office:value-type="float" office:value="92.0">
            <text:p>92.0</text:p>
          </table:table-cell>
          <table:table-cell office:value-type="string" office:value="plant remains in peat">
            <text:p>plant remains in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7">
            <text:p>5.7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Dionne1988,VacchiEtal2018">
            <text:p>Dionne1988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UL-335">
            <text:p>UL-335</text:p>
          </table:table-cell>
          <table:table-cell office:value-type="float" office:value="46.96">
            <text:p>46.96</text:p>
          </table:table-cell>
          <table:table-cell office:value-type="float" office:value="-70.56">
            <text:p>-70.56</text:p>
          </table:table-cell>
          <table:table-cell office:value-type="float" office:value="4850.0">
            <text:p>4850.0</text:p>
          </table:table-cell>
          <table:table-cell office:value-type="float" office:value="100.0">
            <text:p>100.0</text:p>
          </table:table-cell>
          <table:table-cell office:value-type="string" office:value="plant remains in peat">
            <text:p>plant remains in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7.9">
            <text:p>7.9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Dionne1988,VacchiEtal2018">
            <text:p>Dionne1988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GSC-1508">
            <text:p>GSC-1508</text:p>
          </table:table-cell>
          <table:table-cell office:value-type="float" office:value="46.7">
            <text:p>46.7</text:p>
          </table:table-cell>
          <table:table-cell office:value-type="float" office:value="-71.38">
            <text:p>-71.38</text:p>
          </table:table-cell>
          <table:table-cell office:value-type="float" office:value="10300.0">
            <text:p>10300.0</text:p>
          </table:table-cell>
          <table:table-cell office:value-type="float" office:value="75.0">
            <text:p>75.0</text:p>
          </table:table-cell>
          <table:table-cell office:value-type="string" office:value="m. edulis fragments">
            <text:p>m. edulis fragments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64.0">
            <text:p>64.0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McNeelyBrennan2005,VacchiEtal2018">
            <text:p>McNeelyBrennan2005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UQ-1143">
            <text:p>UQ-1143</text:p>
          </table:table-cell>
          <table:table-cell office:value-type="float" office:value="46.96">
            <text:p>46.96</text:p>
          </table:table-cell>
          <table:table-cell office:value-type="float" office:value="-70.56">
            <text:p>-70.56</text:p>
          </table:table-cell>
          <table:table-cell office:value-type="float" office:value="5930.0">
            <text:p>5930.0</text:p>
          </table:table-cell>
          <table:table-cell office:value-type="float" office:value="112.0">
            <text:p>112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Dionne1988,VacchiEtal2018">
            <text:p>Dionne1988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UQ-1177">
            <text:p>UQ-1177</text:p>
          </table:table-cell>
          <table:table-cell office:value-type="float" office:value="46.96">
            <text:p>46.96</text:p>
          </table:table-cell>
          <table:table-cell office:value-type="float" office:value="-70.56">
            <text:p>-70.56</text:p>
          </table:table-cell>
          <table:table-cell office:value-type="float" office:value="6130.0">
            <text:p>6130.0</text:p>
          </table:table-cell>
          <table:table-cell office:value-type="float" office:value="112.0">
            <text:p>112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Dionne1988,VacchiEtal2018">
            <text:p>Dionne1988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BETA-12995">
            <text:p>BETA-12995</text:p>
          </table:table-cell>
          <table:table-cell office:value-type="float" office:value="47.49">
            <text:p>47.49</text:p>
          </table:table-cell>
          <table:table-cell office:value-type="float" office:value="-70.39">
            <text:p>-70.39</text:p>
          </table:table-cell>
          <table:table-cell office:value-type="float" office:value="11390.0">
            <text:p>11390.0</text:p>
          </table:table-cell>
          <table:table-cell office:value-type="float" office:value="94.0">
            <text:p>94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120.0">
            <text:p>120.0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GovareGangloff1989,VacchiEtal2018">
            <text:p>GovareGangloff1989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UQ-1287">
            <text:p>UQ-1287</text:p>
          </table:table-cell>
          <table:table-cell office:value-type="float" office:value="46.77">
            <text:p>46.77</text:p>
          </table:table-cell>
          <table:table-cell office:value-type="float" office:value="-71.28">
            <text:p>-71.28</text:p>
          </table:table-cell>
          <table:table-cell office:value-type="float" office:value="10290.0">
            <text:p>10290.0</text:p>
          </table:table-cell>
          <table:table-cell office:value-type="float" office:value="112.0">
            <text:p>112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38.0">
            <text:p>38.0</text:p>
          </table:table-cell>
          <table:table-cell office:value-type="float" office:value="2.2">
            <text:p>2.2</text:p>
          </table:table-cell>
          <table:table-cell office:value-type="float" office:value="2.2">
            <text:p>2.2</text:p>
          </table:table-cell>
          <table:table-cell office:value-type="string" office:value="ParentOcchietti1988,VacchiEtal2018">
            <text:p>ParentOcchietti1988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UQ-64">
            <text:p>UQ-64</text:p>
          </table:table-cell>
          <table:table-cell office:value-type="float" office:value="46.7">
            <text:p>46.7</text:p>
          </table:table-cell>
          <table:table-cell office:value-type="float" office:value="-71.38">
            <text:p>-71.38</text:p>
          </table:table-cell>
          <table:table-cell office:value-type="float" office:value="9745.0">
            <text:p>9745.0</text:p>
          </table:table-cell>
          <table:table-cell office:value-type="float" office:value="125.0">
            <text:p>125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0.0">
            <text:p/>
          </table:table-cell>
          <table:table-cell office:value-type="float" office:value="45.9">
            <text:p>45.9</text:p>
          </table:table-cell>
          <table:table-cell office:value-type="float" office:value="4.5">
            <text:p>4.5</text:p>
          </table:table-cell>
          <table:table-cell office:value-type="float" office:value="4.5">
            <text:p>4.5</text:p>
          </table:table-cell>
          <table:table-cell office:value-type="string" office:value="ParentOcchietti1988,VacchiEtal2018">
            <text:p>ParentOcchietti1988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UQ-708">
            <text:p>UQ-708</text:p>
          </table:table-cell>
          <table:table-cell office:value-type="float" office:value="46.45">
            <text:p>46.45</text:p>
          </table:table-cell>
          <table:table-cell office:value-type="float" office:value="-72.89">
            <text:p>-72.89</text:p>
          </table:table-cell>
          <table:table-cell office:value-type="float" office:value="8510.0">
            <text:p>8510.0</text:p>
          </table:table-cell>
          <table:table-cell office:value-type="float" office:value="130.0">
            <text:p>13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95.0">
            <text:p>95.0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Dionne1998,VacchiEtal2018">
            <text:p>Dionne1998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UQ-753">
            <text:p>UQ-753</text:p>
          </table:table-cell>
          <table:table-cell office:value-type="float" office:value="46.96">
            <text:p>46.96</text:p>
          </table:table-cell>
          <table:table-cell office:value-type="float" office:value="-70.56">
            <text:p>-70.56</text:p>
          </table:table-cell>
          <table:table-cell office:value-type="float" office:value="4880.0">
            <text:p>4880.0</text:p>
          </table:table-cell>
          <table:table-cell office:value-type="float" office:value="180.0">
            <text:p>180.0</text:p>
          </table:table-cell>
          <table:table-cell office:value-type="string" office:value="plant remains in peat">
            <text:p>plant remains in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7.9">
            <text:p>7.9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Dionne1988,VacchiEtal2018">
            <text:p>Dionne1988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UQ-881">
            <text:p>UQ-881</text:p>
          </table:table-cell>
          <table:table-cell office:value-type="float" office:value="46.96">
            <text:p>46.96</text:p>
          </table:table-cell>
          <table:table-cell office:value-type="float" office:value="-70.56">
            <text:p>-70.56</text:p>
          </table:table-cell>
          <table:table-cell office:value-type="float" office:value="4910.0">
            <text:p>4910.0</text:p>
          </table:table-cell>
          <table:table-cell office:value-type="float" office:value="117.0">
            <text:p>117.0</text:p>
          </table:table-cell>
          <table:table-cell office:value-type="string" office:value="plant remains in peat">
            <text:p>plant remains in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7.9">
            <text:p>7.9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Dionne1988,VacchiEtal2018">
            <text:p>Dionne1988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UQ-882">
            <text:p>UQ-882</text:p>
          </table:table-cell>
          <table:table-cell office:value-type="float" office:value="46.96">
            <text:p>46.96</text:p>
          </table:table-cell>
          <table:table-cell office:value-type="float" office:value="-70.56">
            <text:p>-70.56</text:p>
          </table:table-cell>
          <table:table-cell office:value-type="float" office:value="4810.0">
            <text:p>4810.0</text:p>
          </table:table-cell>
          <table:table-cell office:value-type="float" office:value="117.0">
            <text:p>117.0</text:p>
          </table:table-cell>
          <table:table-cell office:value-type="string" office:value="plant remains in peat">
            <text:p>plant remains in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7.9">
            <text:p>7.9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Dionne1988,VacchiEtal2018">
            <text:p>Dionne1988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UQ-926">
            <text:p>UQ-926</text:p>
          </table:table-cell>
          <table:table-cell office:value-type="float" office:value="46.96">
            <text:p>46.96</text:p>
          </table:table-cell>
          <table:table-cell office:value-type="float" office:value="-70.56">
            <text:p>-70.56</text:p>
          </table:table-cell>
          <table:table-cell office:value-type="float" office:value="5160.0">
            <text:p>5160.0</text:p>
          </table:table-cell>
          <table:table-cell office:value-type="float" office:value="117.0">
            <text:p>117.0</text:p>
          </table:table-cell>
          <table:table-cell office:value-type="string" office:value="plant remains in peat">
            <text:p>plant remains in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7.7">
            <text:p>7.7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Dionne1988,VacchiEtal2018">
            <text:p>Dionne1988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BETA-115873">
            <text:p>BETA-115873</text:p>
          </table:table-cell>
          <table:table-cell office:value-type="float" office:value="46.69">
            <text:p>46.69</text:p>
          </table:table-cell>
          <table:table-cell office:value-type="float" office:value="-71.37">
            <text:p>-71.37</text:p>
          </table:table-cell>
          <table:table-cell office:value-type="float" office:value="10470.0">
            <text:p>10470.0</text:p>
          </table:table-cell>
          <table:table-cell office:value-type="float" office:value="80.0">
            <text:p>80.0</text:p>
          </table:table-cell>
          <table:table-cell office:value-type="string" office:value="macoma calcarea">
            <text:p>macoma calcarea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52.0">
            <text:p>52.0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OcchiettiEtal2001,VacchiEtal2018">
            <text:p>OcchiettiEtal2001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UQ-1015">
            <text:p>UQ-1015</text:p>
          </table:table-cell>
          <table:table-cell office:value-type="float" office:value="46.96">
            <text:p>46.96</text:p>
          </table:table-cell>
          <table:table-cell office:value-type="float" office:value="-70.56">
            <text:p>-70.56</text:p>
          </table:table-cell>
          <table:table-cell office:value-type="float" office:value="6480.0">
            <text:p>6480.0</text:p>
          </table:table-cell>
          <table:table-cell office:value-type="float" office:value="112.0">
            <text:p>112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Dionne1988,VacchiEtal2018">
            <text:p>Dionne1988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I-13212">
            <text:p>I-13212</text:p>
          </table:table-cell>
          <table:table-cell office:value-type="float" office:value="46.58">
            <text:p>46.58</text:p>
          </table:table-cell>
          <table:table-cell office:value-type="float" office:value="-71.5">
            <text:p>-71.5</text:p>
          </table:table-cell>
          <table:table-cell office:value-type="float" office:value="10140.0">
            <text:p>10140.0</text:p>
          </table:table-cell>
          <table:table-cell office:value-type="float" office:value="150.0">
            <text:p>15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30.0">
            <text:p>130.0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Filion1987,VacchiEtal2018">
            <text:p>Filion1987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QU-96">
            <text:p>QU-96</text:p>
          </table:table-cell>
          <table:table-cell office:value-type="float" office:value="46.8">
            <text:p>46.8</text:p>
          </table:table-cell>
          <table:table-cell office:value-type="float" office:value="-71.29">
            <text:p>-71.29</text:p>
          </table:table-cell>
          <table:table-cell office:value-type="float" office:value="5140.0">
            <text:p>5140.0</text:p>
          </table:table-cell>
          <table:table-cell office:value-type="float" office:value="216.0">
            <text:p>216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0.0">
            <text:p>10.0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SamsonEtal1977,VacchiEtal2018">
            <text:p>SamsonEtal1977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BETA-143298">
            <text:p>BETA-143298</text:p>
          </table:table-cell>
          <table:table-cell office:value-type="float" office:value="46.69">
            <text:p>46.69</text:p>
          </table:table-cell>
          <table:table-cell office:value-type="float" office:value="-71.37">
            <text:p>-71.37</text:p>
          </table:table-cell>
          <table:table-cell office:value-type="float" office:value="10220.0">
            <text:p>10220.0</text:p>
          </table:table-cell>
          <table:table-cell office:value-type="float" office:value="70.0">
            <text:p>7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61.0">
            <text:p>61.0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OcchiettiEtal2001,VacchiEtal2018">
            <text:p>OcchiettiEtal2001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I-13199">
            <text:p>I-13199</text:p>
          </table:table-cell>
          <table:table-cell office:value-type="float" office:value="46.58">
            <text:p>46.58</text:p>
          </table:table-cell>
          <table:table-cell office:value-type="float" office:value="-71.5">
            <text:p>-71.5</text:p>
          </table:table-cell>
          <table:table-cell office:value-type="float" office:value="9810.0">
            <text:p>9810.0</text:p>
          </table:table-cell>
          <table:table-cell office:value-type="float" office:value="140.0">
            <text:p>14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30.0">
            <text:p>130.0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Filion1987,VacchiEtal2018">
            <text:p>Filion1987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QU-952">
            <text:p>QU-952</text:p>
          </table:table-cell>
          <table:table-cell office:value-type="float" office:value="47.42">
            <text:p>47.42</text:p>
          </table:table-cell>
          <table:table-cell office:value-type="float" office:value="-70.33">
            <text:p>-70.33</text:p>
          </table:table-cell>
          <table:table-cell office:value-type="float" office:value="550.0">
            <text:p>550.0</text:p>
          </table:table-cell>
          <table:table-cell office:value-type="float" office:value="230.0">
            <text:p>23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6.0">
            <text:p>6.0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string" office:value="BrodeurAllard1985,VacchiEtal2018">
            <text:p>BrodeurAllard1985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QU-447">
            <text:p>QU-447</text:p>
          </table:table-cell>
          <table:table-cell office:value-type="float" office:value="46.75">
            <text:p>46.75</text:p>
          </table:table-cell>
          <table:table-cell office:value-type="float" office:value="-71.7">
            <text:p>-71.7</text:p>
          </table:table-cell>
          <table:table-cell office:value-type="float" office:value="10780.0">
            <text:p>10780.0</text:p>
          </table:table-cell>
          <table:table-cell office:value-type="float" office:value="139.0">
            <text:p>139.0</text:p>
          </table:table-cell>
          <table:table-cell office:value-type="string" office:value="hiatella artica">
            <text:p>hiatella artica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90.0">
            <text:p>90.0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OcchiettiEtal2001,VacchiEtal2018">
            <text:p>OcchiettiEtal2001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QU-95">
            <text:p>QU-95</text:p>
          </table:table-cell>
          <table:table-cell office:value-type="float" office:value="46.8">
            <text:p>46.8</text:p>
          </table:table-cell>
          <table:table-cell office:value-type="float" office:value="-71.29">
            <text:p>-71.29</text:p>
          </table:table-cell>
          <table:table-cell office:value-type="float" office:value="5110.0">
            <text:p>5110.0</text:p>
          </table:table-cell>
          <table:table-cell office:value-type="float" office:value="216.0">
            <text:p>216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0.0">
            <text:p>10.0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SamsonEtal1977,VacchiEtal2018">
            <text:p>SamsonEtal1977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QU-920">
            <text:p>QU-920</text:p>
          </table:table-cell>
          <table:table-cell office:value-type="float" office:value="47.37">
            <text:p>47.37</text:p>
          </table:table-cell>
          <table:table-cell office:value-type="float" office:value="-70.41">
            <text:p>-70.41</text:p>
          </table:table-cell>
          <table:table-cell office:value-type="float" office:value="8750.0">
            <text:p>8750.0</text:p>
          </table:table-cell>
          <table:table-cell office:value-type="float" office:value="121.0">
            <text:p>121.0</text:p>
          </table:table-cell>
          <table:table-cell office:value-type="string" office:value="balanus">
            <text:p>balanus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15.0">
            <text:p>15.0</text:p>
          </table:table-cell>
          <table:table-cell office:value-type="float" office:value="1.3">
            <text:p>1.3</text:p>
          </table:table-cell>
          <table:table-cell office:value-type="float" office:value="1.3">
            <text:p>1.3</text:p>
          </table:table-cell>
          <table:table-cell office:value-type="string" office:value="BrodeurAllard1985,VacchiEtal2018">
            <text:p>BrodeurAllard1985,VacchiEtal2018</text:p>
          </table:table-cell>
        </table:table-row>
        <table:table-row>
          <table:table-cell office:value-type="string" office:value="Quebec_City">
            <text:p>Quebec_City</text:p>
          </table:table-cell>
          <table:table-cell office:value-type="string" office:value="radiocarbon">
            <text:p>radiocarbon</text:p>
          </table:table-cell>
          <table:table-cell office:value-type="string" office:value="QU-919">
            <text:p>QU-919</text:p>
          </table:table-cell>
          <table:table-cell office:value-type="float" office:value="47.4">
            <text:p>47.4</text:p>
          </table:table-cell>
          <table:table-cell office:value-type="float" office:value="-70.41">
            <text:p>-70.41</text:p>
          </table:table-cell>
          <table:table-cell office:value-type="float" office:value="9860.0">
            <text:p>9860.0</text:p>
          </table:table-cell>
          <table:table-cell office:value-type="float" office:value="187.0">
            <text:p>187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0.0">
            <text:p/>
          </table:table-cell>
          <table:table-cell office:value-type="float" office:value="82.9">
            <text:p>82.9</text:p>
          </table:table-cell>
          <table:table-cell office:value-type="float" office:value="4.5">
            <text:p>4.5</text:p>
          </table:table-cell>
          <table:table-cell office:value-type="float" office:value="4.5">
            <text:p>4.5</text:p>
          </table:table-cell>
          <table:table-cell office:value-type="string" office:value="BrodeurAllard1985,VacchiEtal2018">
            <text:p>BrodeurAllard1985,Vacchi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